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68.4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/>
      <table:table table:name="speciesList_five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Taxa</text:p>
          </table:table-cell>
          <table:table-cell table:style-name="Default" office:value-type="string" calcext:value-type="string">
            <text:p>Relative frequenc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venella flexuosa</text:p>
          </table:table-cell>
          <table:table-cell office:value-type="float" office:value="0.948979591836735" calcext:value-type="float">
            <text:p>0.9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ylocomium splendens</text:p>
          </table:table-cell>
          <table:table-cell office:value-type="float" office:value="0.938775510204082" calcext:value-type="float">
            <text:p>0.9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tilium crista castrensis</text:p>
          </table:table-cell>
          <table:table-cell office:value-type="float" office:value="0.693877551020408" calcext:value-type="float">
            <text:p>0.6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eurozium schreberi</text:p>
          </table:table-cell>
          <table:table-cell office:value-type="float" office:value="0.642857142857143" calcext:value-type="float">
            <text:p>0.6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rchantiophyta</text:p>
          </table:table-cell>
          <table:table-cell office:value-type="float" office:value="0.591836734693878" calcext:value-type="float">
            <text:p>0.5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accinium myrtillus</text:p>
          </table:table-cell>
          <table:table-cell office:value-type="float" office:value="0.591836734693878" calcext:value-type="float">
            <text:p>0.5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cranum sp.</text:p>
          </table:table-cell>
          <table:table-cell office:value-type="float" office:value="0.571428571428571" calcext:value-type="float">
            <text:p>0.5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ccinium vitis idaea</text:p>
          </table:table-cell>
          <table:table-cell office:value-type="float" office:value="0.561224489795918" calcext:value-type="float">
            <text:p>0.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hytidiadelphus squarrosus subpinnatus</text:p>
          </table:table-cell>
          <table:table-cell office:value-type="float" office:value="0.510204081632653" calcext:value-type="float">
            <text:p>0.5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ymnocarpium dryopteris</text:p>
          </table:table-cell>
          <table:table-cell office:value-type="float" office:value="0.397959183673469" calcext:value-type="float">
            <text:p>0.3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ubus idaeus</text:p>
          </table:table-cell>
          <table:table-cell office:value-type="float" office:value="0.357142857142857" calcext:value-type="float">
            <text:p>0.3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icea abies</text:p>
          </table:table-cell>
          <table:table-cell office:value-type="float" office:value="0.336734693877551" calcext:value-type="float">
            <text:p>0.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grostis capillaris</text:p>
          </table:table-cell>
          <table:table-cell office:value-type="float" office:value="0.326530612244898" calcext:value-type="float">
            <text:p>0.3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agiochila asplenioides</text:p>
          </table:table-cell>
          <table:table-cell office:value-type="float" office:value="0.316326530612245" calcext:value-type="float">
            <text:p>0.3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hytidiadelphus loreus</text:p>
          </table:table-cell>
          <table:table-cell office:value-type="float" office:value="0.316326530612245" calcext:value-type="float">
            <text:p>0.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ientalis europaea</text:p>
          </table:table-cell>
          <table:table-cell office:value-type="float" office:value="0.295918367346939" calcext:value-type="float">
            <text:p>0.2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tula pubescens</text:p>
          </table:table-cell>
          <table:table-cell office:value-type="float" office:value="0.255102040816327" calcext:value-type="float">
            <text:p>0.2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rbus aucuparia</text:p>
          </table:table-cell>
          <table:table-cell office:value-type="float" office:value="0.255102040816327" calcext:value-type="float">
            <text:p>0.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ianthemum bifolium</text:p>
          </table:table-cell>
          <table:table-cell office:value-type="float" office:value="0.224489795918367" calcext:value-type="float">
            <text:p>0.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ampyrum pratense</text:p>
          </table:table-cell>
          <table:table-cell office:value-type="float" office:value="0.224489795918367" calcext:value-type="float">
            <text:p>0.2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zula pilosa</text:p>
          </table:table-cell>
          <table:table-cell office:value-type="float" office:value="0.214285714285714" calcext:value-type="float">
            <text:p>0.2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rriphyllum piliferum</text:p>
          </table:table-cell>
          <table:table-cell office:value-type="float" office:value="0.183673469387755" calcext:value-type="float">
            <text:p>0.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pilobium angustifolium</text:p>
          </table:table-cell>
          <table:table-cell office:value-type="float" office:value="0.163265306122449" calcext:value-type="float">
            <text:p>0.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lampyrum sylvaticum</text:p>
          </table:table-cell>
          <table:table-cell office:value-type="float" office:value="0.153061224489796" calcext:value-type="float">
            <text:p>0.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champsia cespitosa</text:p>
          </table:table-cell>
          <table:table-cell office:value-type="float" office:value="0.142857142857143" calcext:value-type="float">
            <text:p>0.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emone nemorosa</text:p>
          </table:table-cell>
          <table:table-cell office:value-type="float" office:value="0.13265306122449" calcext:value-type="float">
            <text:p>0.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nnaea borealis</text:p>
          </table:table-cell>
          <table:table-cell office:value-type="float" office:value="0.122448979591837" calcext:value-type="float">
            <text:p>0.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ylocomiastrum umbratum</text:p>
          </table:table-cell>
          <table:table-cell office:value-type="float" office:value="0.112244897959184" calcext:value-type="float">
            <text:p>0.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ranium sylvaticum</text:p>
          </table:table-cell>
          <table:table-cell office:value-type="float" office:value="0.0918367346938776" calcext:value-type="float">
            <text:p>0.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maepericlymenum suecicum</text:p>
          </table:table-cell>
          <table:table-cell office:value-type="float" office:value="0.0816326530612245" calcext:value-type="float">
            <text:p>0.0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hytidiadelphus triquetrus</text:p>
          </table:table-cell>
          <table:table-cell office:value-type="float" office:value="0.0714285714285714" calcext:value-type="float">
            <text:p>0.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xalis acetosella</text:p>
          </table:table-cell>
          <table:table-cell office:value-type="float" office:value="0.0612244897959184" calcext:value-type="float">
            <text:p>0.0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ytrichum astrum</text:p>
          </table:table-cell>
          <table:table-cell office:value-type="float" office:value="0.0612244897959184" calcext:value-type="float">
            <text:p>0.0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tilidium ciliare</text:p>
          </table:table-cell>
          <table:table-cell office:value-type="float" office:value="0.0612244897959184" calcext:value-type="float">
            <text:p>0.0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hodobryum roseum</text:p>
          </table:table-cell>
          <table:table-cell office:value-type="float" office:value="0.0612244897959184" calcext:value-type="float">
            <text:p>0.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hoxanthum odoratum</text:p>
          </table:table-cell>
          <table:table-cell office:value-type="float" office:value="0.0510204081632653" calcext:value-type="float">
            <text:p>0.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hyrium filix-femina</text:p>
          </table:table-cell>
          <table:table-cell office:value-type="float" office:value="0.0510204081632653" calcext:value-type="float">
            <text:p>0.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giomnium undulatum</text:p>
          </table:table-cell>
          <table:table-cell office:value-type="float" office:value="0.0510204081632653" calcext:value-type="float">
            <text:p>0.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bus saxatilis</text:p>
          </table:table-cell>
          <table:table-cell office:value-type="float" office:value="0.0510204081632653" calcext:value-type="float">
            <text:p>0.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iuro-hypnum starkei</text:p>
          </table:table-cell>
          <table:table-cell office:value-type="float" office:value="0.0408163265306122" calcext:value-type="float">
            <text:p>0.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yopteris expansa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petrum nigrum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ipendula ulmaria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nus sylvestris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giothecium undulatum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aceae 1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x caprea</text:p>
          </table:table-cell>
          <table:table-cell office:value-type="float" office:value="0.0306122448979592" calcext:value-type="float">
            <text:p>0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qonitium lycoctonium</text:p>
          </table:table-cell>
          <table:table-cell office:value-type="float" office:value="0.0204081632653061" calcext:value-type="float">
            <text:p>0.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stuca sp.</text:p>
          </table:table-cell>
          <table:table-cell office:value-type="float" office:value="0.0204081632653061" calcext:value-type="float">
            <text:p>0.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egopteris connectilis</text:p>
          </table:table-cell>
          <table:table-cell office:value-type="float" office:value="0.0204081632653061" calcext:value-type="float">
            <text:p>0.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tentilla erecta</text:p>
          </table:table-cell>
          <table:table-cell office:value-type="float" office:value="0.0204081632653061" calcext:value-type="float">
            <text:p>0.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illa sp. 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chnum spicant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una vulgaris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lobium sp. 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um rivale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dyera repens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aceae 2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giomnium ellipticum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giothecium laetum/P. curvifolium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unculus repens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iuro-hypnum reflexum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axacum officinale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onica officinalis</text:p>
          </table:table-cell>
          <table:table-cell office:value-type="float" office:value="0.0102040816326531" calcext:value-type="float">
            <text:p>0.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ola sp. </text:p>
          </table:table-cell>
          <table:table-cell office:value-type="float" office:value="0.0102040816326531" calcext:value-type="float">
            <text:p>0.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09:55:59.256769706</dc:date>
    <dc:creator>Anders Kolstad</dc:creator>
    <meta:editing-duration>PT15M9S</meta:editing-duration>
    <meta:editing-cycles>2</meta:editing-cycles>
    <meta:generator>LibreOffice/5.1.6.2$Linux_X86_64 LibreOffice_project/10m0$Build-2</meta:generator>
    <meta:document-statistic meta:table-count="1" meta:cell-count="198" meta:object-count="0"/>
  </office:meta>
</office:document-meta>
</file>